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  <style:text-properties officeooo:paragraph-rsid="00072a19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a7b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44247040" text:id="ct10665264424704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44187968" text:id="ct1066526441879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44167376" text:id="ct10665264416737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4" text:outline-level="1"><text:change text:change-id="ct106652644247040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652644187968"/><text:change-start text:change-id="ct106652644167376"/>Version History<text:change-end text:change-id="ct10665264416737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a7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2:43.382954243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4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22S</meta:editing-duration>
    <meta:generator>LibreOffice/4.4.0.3$MacOSX_X86_64 LibreOffice_project/de093506bcdc5fafd9023ee680b8c60e3e0645d7</meta:generator>
    <dc:date>2015-02-24T17:32:43.270674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7" meta:non-whitespace-character-count="397"/>
  </office:meta>
</office:document-meta>
</file>